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7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1.516cm" fo:min-width="3.75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4.2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1.295cm" fo:min-width="4.251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7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e8f2a1" draw:textarea-horizontal-align="justify" draw:textarea-vertical-align="middle" draw:auto-grow-height="false" fo:min-height="1.295cm" fo:min-width="3.751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4.2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e8f2a1" draw:textarea-horizontal-align="justify" draw:textarea-vertical-align="middle" draw:auto-grow-height="false" fo:min-height="1.075cm" fo:min-width="3.75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e8f2a1" draw:textarea-horizontal-align="justify" draw:textarea-vertical-align="middle" draw:auto-grow-height="false" fo:min-height="1.075cm" fo:min-width="5.251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vertical-align="middle" loext:decorative="false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e8f2a1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25cm" svg:height="1.5cm" svg:x="1cm" svg:y="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25cm" svg:height="2cm" svg:x="1cm" svg:y="3.7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3" draw:id="id3" draw:layer="layout" svg:width="4.75cm" svg:height="2.25cm" svg:x="5cm" svg:y="7.25cm">
          <text:p text:style-name="P1">APIClient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4.75cm" svg:height="1.75cm" svg:x="5cm" svg:y="10.2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9" draw:id="id9" draw:layer="layout" svg:width="4.25cm" svg:height="2cm" svg:x="12.75cm" svg:y="20.5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6" draw:text-style-name="P4" xml:id="id10" draw:id="id10" draw:layer="layout" svg:width="4.25cm" svg:height="1.75cm" svg:x="14cm" svg:y="23.75cm">
          <text:p text:style-name="P3"><text:span text:style-name="T1">set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5" draw:id="id5" draw:layer="layout" svg:width="4.75cm" svg:height="2.25cm" svg:x="5cm" svg:y="13cm">
          <text:p text:style-name="P1">Repository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4.75cm" svg:height="1.75cm" svg:x="5cm" svg:y="16.2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2" xml:id="id7" draw:id="id7" draw:layer="layout" svg:width="4.75cm" svg:height="1.75cm" svg:x="5cm" svg:y="19.5cm">
          <text:p text:style-name="P1">Indexer</text:p>
          <draw:enhanced-geometry svg:viewBox="0 0 21600 21600" draw:type="rectangle" draw:enhanced-path="M 0 0 L 21600 0 21600 21600 0 21600 0 0 Z N"/>
        </draw:custom-shape>
        <draw:custom-shape draw:style-name="gr8" draw:text-style-name="P4" xml:id="id11" draw:id="id11" draw:layer="layout" svg:width="4.25cm" svg:height="1.5cm" svg:x="11cm" svg:y="26cm">
          <text:p text:style-name="P3"><text:span text:style-name="T1">applyVa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4" xml:id="id8" draw:id="id8" draw:layer="layout" svg:width="5.75cm" svg:height="1.5cm" svg:x="5cm" svg:y="22.25cm">
          <text:p text:style-name="P3"><text:span text:style-name="T1">applyWhenMatc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0" draw:text-style-name="P1" draw:layer="layout" svg:x1="3.125cm" svg:y1="2.5cm" svg:x2="3.125cm" svg:y2="3.75cm" draw:start-shape="id1" draw:start-glue-point="2" draw:end-shape="id2" draw:end-glue-point="4" svg:d="M3125 2500v1250" svg:viewBox="0 0 1 1251">
          <text:p/>
        </draw:connector>
        <draw:connector draw:style-name="gr10" draw:text-style-name="P1" draw:layer="layout" svg:x1="7.375cm" svg:y1="9.5cm" svg:x2="7.375cm" svg:y2="10.25cm" draw:start-shape="id3" draw:start-glue-point="2" draw:end-shape="id4" draw:end-glue-point="4" svg:d="M7375 9500v750" svg:viewBox="0 0 1 751">
          <text:p/>
        </draw:connector>
        <draw:connector draw:style-name="gr10" draw:text-style-name="P1" draw:layer="layout" svg:x1="7.375cm" svg:y1="15.25cm" svg:x2="7.375cm" svg:y2="16.25cm" draw:start-shape="id5" draw:start-glue-point="2" draw:end-shape="id6" draw:end-glue-point="4" svg:d="M7375 15250v1000" svg:viewBox="0 0 1 1001">
          <text:p/>
        </draw:connector>
        <draw:connector draw:style-name="gr10" draw:text-style-name="P1" draw:layer="layout" svg:x1="7.375cm" svg:y1="21.25cm" svg:x2="7.875cm" svg:y2="22.25cm" draw:start-shape="id7" draw:start-glue-point="2" draw:end-shape="id8" draw:end-glue-point="4" svg:d="M7375 21250v500h500v500" svg:viewBox="0 0 501 1001">
          <text:p/>
        </draw:connector>
        <draw:connector draw:style-name="gr10" draw:text-style-name="P1" draw:layer="layout" svg:x1="14.875cm" svg:y1="22.5cm" svg:x2="16.125cm" svg:y2="23.75cm" draw:start-shape="id9" draw:start-glue-point="2" draw:end-shape="id10" draw:end-glue-point="4" svg:d="M14875 22500v625h1250v625" svg:viewBox="0 0 1251 1251">
          <text:p/>
        </draw:connector>
        <draw:connector draw:style-name="gr10" draw:text-style-name="P1" draw:layer="layout" draw:line-skew="-1.25cm" svg:x1="14.875cm" svg:y1="22.5cm" svg:x2="13.125cm" svg:y2="26cm" draw:start-shape="id9" draw:start-glue-point="2" draw:end-shape="id11" draw:end-glue-point="4" svg:d="M14875 22500v500h-1750v3000" svg:viewBox="0 0 1751 3501">
          <text:p/>
        </draw:connector>
        <draw:connector draw:style-name="gr11" draw:text-style-name="P5" draw:layer="layout" svg:x1="9.75cm" svg:y1="11.125cm" svg:x2="18.25cm" svg:y2="24.625cm" draw:start-shape="id4" draw:start-glue-point="7" draw:end-shape="id10" draw:end-glue-point="7" svg:d="M9750 11125h9002v13500h-502" svg:viewBox="0 0 9003 13501">
          <text:p/>
        </draw:connector>
        <draw:connector draw:style-name="gr12" draw:text-style-name="P5" draw:layer="layout" svg:x1="3.125cm" svg:y1="5.75cm" svg:x2="11cm" svg:y2="26.75cm" draw:start-shape="id2" draw:start-glue-point="6" draw:end-shape="id11" draw:end-glue-point="5" svg:d="M3125 5750v21000h7875" svg:viewBox="0 0 7876 21001">
          <text:p/>
        </draw:connector>
        <draw:connector draw:style-name="gr13" draw:text-style-name="P5" draw:layer="layout" svg:x1="3.125cm" svg:y1="5.75cm" svg:x2="5cm" svg:y2="11.125cm" draw:start-shape="id2" draw:start-glue-point="6" draw:end-shape="id4" draw:end-glue-point="5" svg:d="M3125 5750v5375h1875" svg:viewBox="0 0 1876 5376">
          <text:p/>
        </draw:connector>
        <draw:connector draw:style-name="gr14" draw:text-style-name="P5" draw:layer="layout" svg:x1="3.125cm" svg:y1="5.75cm" svg:x2="5cm" svg:y2="17.125cm" draw:start-shape="id2" draw:start-glue-point="6" draw:end-shape="id6" draw:end-glue-point="5" svg:d="M3125 5750v11375h1875" svg:viewBox="0 0 1876 11376">
          <text:p/>
        </draw:connector>
        <draw:connector draw:style-name="gr15" draw:text-style-name="P5" draw:layer="layout" svg:x1="3.125cm" svg:y1="5.75cm" svg:x2="5cm" svg:y2="23cm" draw:start-shape="id2" draw:end-shape="id8" draw:end-glue-point="5" svg:d="M3125 5750v17250h1875" svg:viewBox="0 0 1876 17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48:22.073500856</meta:creation-date>
    <dc:date>2024-11-19T13:33:46.710959702</dc:date>
    <meta:editing-duration>PT14M11S</meta:editing-duration>
    <meta:editing-cycles>3</meta:editing-cycles>
    <meta:generator>LibreOffice/24.2.5.2$Linux_X86_64 LibreOffice_project/420$Build-2</meta:generator>
    <meta:document-statistic meta:object-count="22"/>
  </office:meta>
</office:document-meta>
</file>